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666666" fo:font-size="7pt" style:font-size-asian="7pt" style:font-size-complex="7pt"/>
    </style:style>
    <style:style style:name="P2" style:family="paragraph" style:parent-style-name="Footer">
      <style:paragraph-properties fo:text-align="end" style:justify-single-word="false"/>
      <style:text-properties fo:color="#666666" style:font-name="Arial" fo:font-size="7pt" style:font-size-asian="7pt" style:font-size-complex="7pt"/>
    </style:style>
    <style:style style:name="P3" style:family="paragraph" style:parent-style-name="Standard">
      <style:paragraph-properties fo:margin-left="0cm" fo:margin-right="0.199cm" fo:text-indent="0cm" style:auto-text-indent="false"/>
    </style:style>
    <style:style style:name="P4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5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tyle="normal" style:text-underline-style="none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e6e6ff" draw:textarea-horizontal-align="left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fill-color="#e6e6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Ultrafine_20_Dashed"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fill-color="#e6e6ff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LogoBanco" form:control-implementation="ooo:com.sun.star.form.component.TextField" form:id="control1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" form:control-implementation="ooo:com.sun.star.form.component.TextField" form:id="control2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Nome" form:control-implementation="ooo:com.sun.star.form.component.TextField" form:id="control3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4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Descricao" form:control-implementation="ooo:com.sun.star.form.component.TextField" form:id="control5" form:readonly="true" form:tab-index="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DataDocumento" form:control-implementation="ooo:com.sun.star.form.component.TextField" form:id="control6" form:readonly="tru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1" form:control-implementation="ooo:com.sun.star.form.component.TextField" form:id="control7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ampoExtraOpcaoCargo" form:control-implementation="ooo:com.sun.star.form.component.TextField" form:id="control8" form:readonly="tru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ampoExtraNumeroInscricao" form:control-implementation="ooo:com.sun.star.form.component.TextField" form:id="control9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CPF" form:control-implementation="ooo:com.sun.star.form.component.TextField" form:id="control10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1" form:control-implementation="ooo:com.sun.star.form.component.TextField" form:id="control11" form:readonly="tru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form:id="control12" form:readonly="tru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2" form:control-implementation="ooo:com.sun.star.form.component.TextField" form:id="control13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2" form:control-implementation="ooo:com.sun.star.form.component.TextField" form:id="control14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15" form:readonly="true" form:tab-index="14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DataVencimento3" form:control-implementation="ooo:com.sun.star.form.component.TextField" form:id="control16" form:readonly="true" form:tab-index="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3" form:control-implementation="ooo:com.sun.star.form.component.TextField" form:id="control17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1" form:control-implementation="ooo:com.sun.star.form.component.TextField" form:id="control18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2" form:control-implementation="ooo:com.sun.star.form.component.TextField" form:id="control19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3" form:control-implementation="ooo:com.sun.star.form.component.TextField" form:id="control20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Titulo" form:control-implementation="ooo:com.sun.star.form.component.TextField" form:id="control21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line text:anchor-type="paragraph" draw:z-index="4" draw:style-name="gr3" draw:text-style-name="P6" svg:x1="0.346cm" svg:y1="0.367cm" svg:x2="17.74cm" svg:y2="0.367cm"><text:p/></draw:line></text:p>
      <text:p text:style-name="P3"><draw:control text:anchor-type="paragraph" draw:z-index="0" draw:style-name="gr1" draw:text-style-name="P4" svg:width="4.123cm" svg:height="0.953cm" svg:x="0.377cm" svg:y="0.012cm" draw:control="control1"/><draw:control text:anchor-type="paragraph" draw:z-index="1" draw:style-name="gr1" draw:text-style-name="P4" svg:width="4.123cm" svg:height="0.953cm" svg:x="13.645cm" svg:y="0.012cm" draw:control="control2"/></text:p>
      <text:p text:style-name="P3"/>
      <text:p text:style-name="P3"><draw:control text:anchor-type="paragraph" draw:z-index="44" draw:style-name="gr2" draw:text-style-name="P10" svg:width="9.981cm" svg:height="0.5cm" svg:x="4.011cm" svg:y="0.169cm" draw:control="control21"/><draw:line text:anchor-type="paragraph" draw:z-index="18" draw:style-name="gr3" draw:text-style-name="P6" svg:x1="0.346cm" svg:y1="0.076cm" svg:x2="17.74cm" svg:y2="0.076cm"><text:p/></draw:line></text:p>
      <text:p text:style-name="P3"/>
      <text:p text:style-name="P3"><draw:control text:anchor-type="paragraph" draw:z-index="2" draw:style-name="gr1" draw:text-style-name="P5" svg:width="15.796cm" svg:height="0.5cm" svg:x="1.942cm" svg:y="0.079cm" draw:control="control3"/><draw:rect text:anchor-type="paragraph" draw:z-index="5" draw:style-name="gr4" draw:text-style-name="P7" svg:width="1.609cm" svg:height="0.5cm" svg:x="0.333cm" svg:y="0.079cm"><text:p text:style-name="P6"><text:span text:style-name="T3">Candidato:</text:span></text:p></draw:rect></text:p>
      <text:p text:style-name="P3"><draw:control text:anchor-type="paragraph" draw:z-index="6" draw:style-name="gr1" draw:text-style-name="P5" svg:width="15.8cm" svg:height="0.701cm" svg:x="1.942cm" svg:y="0.222cm" draw:control="control5"/><draw:rect text:anchor-type="paragraph" draw:z-index="7" draw:style-name="gr4" draw:text-style-name="P7" svg:width="1.609cm" svg:height="0.5cm" svg:x="0.333cm" svg:y="0.123cm"><text:p text:style-name="P6"><text:span text:style-name="T3">Descrição:</text:span></text:p></draw:rect></text:p>
      <text:p text:style-name="P3"><draw:rect text:anchor-type="paragraph" draw:z-index="13" draw:style-name="gr4" draw:text-style-name="P7" svg:width="1.054cm" svg:height="0.5cm" svg:x="0.333cm" svg:y="0.582cm"><text:p text:style-name="P6"><text:span text:style-name="T3">Opção:</text:span></text:p></draw:rect></text:p>
      <text:p text:style-name="P3"><draw:control text:anchor-type="paragraph" draw:z-index="10" draw:style-name="gr1" draw:text-style-name="P5" svg:width="1.615cm" svg:height="0.5cm" svg:x="16.124cm" svg:y="0.75cm" draw:control="control7"/><draw:control text:anchor-type="paragraph" draw:z-index="12" draw:style-name="gr1" draw:text-style-name="P5" svg:width="16.352cm" svg:height="0.5cm" svg:x="1.386cm" svg:y="0.095cm" draw:control="control8"/><draw:rect text:anchor-type="paragraph" draw:z-index="9" draw:style-name="gr4" draw:text-style-name="P7" svg:width="2.964cm" svg:height="0.5cm" svg:x="8.186cm" svg:y="0.75cm"><text:p text:style-name="P6"><text:span text:style-name="T3">Data do Documento:</text:span></text:p></draw:rect><draw:rect text:anchor-type="paragraph" draw:z-index="11" draw:style-name="gr4" draw:text-style-name="P7" svg:width="2.985cm" svg:height="0.5cm" svg:x="13.06cm" svg:y="0.75cm"><text:p text:style-name="P6"><text:span text:style-name="T3">Data do Vencimento:</text:span></text:p></draw:rect><draw:rect text:anchor-type="paragraph" draw:z-index="22" draw:style-name="gr4" draw:text-style-name="P7" svg:width="1.054cm" svg:height="0.5cm" svg:x="5.175cm" svg:y="0.75cm"><text:p text:style-name="P6"><text:span text:style-name="T3">Valor:</text:span></text:p></draw:rect><draw:rect text:anchor-type="paragraph" draw:z-index="24" draw:style-name="gr4" draw:text-style-name="P7" svg:width="2.43cm" svg:height="0.5cm" svg:x="0.333cm" svg:y="0.75cm"><text:p text:style-name="P6"><text:span text:style-name="T3">Nosso número:</text:span></text:p></draw:rect></text:p>
      <text:p text:style-name="P3"><draw:control text:anchor-type="paragraph" draw:z-index="21" draw:style-name="gr1" draw:text-style-name="P5" svg:width="1.99cm" svg:height="0.5cm" svg:x="6.038cm" svg:y="0.263cm" draw:control="control11"/><draw:control text:anchor-type="paragraph" draw:z-index="23" draw:style-name="gr1" draw:text-style-name="P5" svg:width="2.419cm" svg:height="0.5cm" svg:x="2.625cm" svg:y="0.263cm" draw:control="control12"/><draw:control text:anchor-type="paragraph" draw:z-index="8" draw:style-name="gr1" draw:text-style-name="P5" svg:width="1.668cm" svg:height="0.5cm" svg:x="11.15cm" svg:y="0.263cm" draw:control="control6"/></text:p>
      <text:p text:style-name="P3"><draw:control text:anchor-type="paragraph" draw:z-index="14" draw:style-name="gr1" draw:text-style-name="P5" svg:width="5.848cm" svg:height="0.5cm" svg:x="3.477cm" svg:y="0.425cm" draw:control="control9"/><draw:rect text:anchor-type="paragraph" draw:z-index="15" draw:style-name="gr4" draw:text-style-name="P7" svg:width="3.144cm" svg:height="0.5cm" svg:x="0.333cm" svg:y="0.425cm"><text:p text:style-name="P6"><text:span text:style-name="T3">Número da inscrição:</text:span></text:p></draw:rect></text:p>
      <text:p text:style-name="P3"><draw:rect text:anchor-type="paragraph" draw:z-index="17" draw:style-name="gr4" draw:text-style-name="P7" svg:width="2.721cm" svg:height="0.5cm" svg:x="0.333cm" svg:y="0.598cm"><text:p text:style-name="P6"><text:span text:style-name="T3">CPF do Candidato:</text:span></text:p></draw:rect></text:p>
      <text:p text:style-name="P3"><draw:control text:anchor-type="paragraph" draw:z-index="16" draw:style-name="gr1" draw:text-style-name="P5" svg:width="6.298cm" svg:height="0.5cm" svg:x="3.053cm" svg:y="0.111cm" draw:control="control10"/></text:p>
      <text:p text:style-name="P3"/>
      <text:p text:style-name="P3"><draw:control text:anchor-type="paragraph" draw:z-index="41" draw:style-name="gr1" draw:text-style-name="P10" svg:width="17.414cm" svg:height="0.5cm" svg:x="0.346cm" svg:y="0.333cm" draw:control="control18"/></text:p>
      <text:p text:style-name="P3"><draw:control text:anchor-type="paragraph" draw:z-index="42" draw:style-name="gr1" draw:text-style-name="P10" svg:width="17.414cm" svg:height="0.5cm" svg:x="0.346cm" svg:y="0.36cm" draw:control="control19"/><draw:line text:anchor-type="paragraph" draw:z-index="20" draw:style-name="gr3" draw:text-style-name="P6" svg:x1="0.346cm" svg:y1="-0.233cm" svg:x2="17.74cm" svg:y2="-0.233cm"><text:p/></draw:line></text:p>
      <text:p text:style-name="P3"><draw:control text:anchor-type="paragraph" draw:z-index="43" draw:style-name="gr1" draw:text-style-name="P10" svg:width="17.414cm" svg:height="0.5cm" svg:x="0.346cm" svg:y="0.413cm" draw:control="control20"/></text:p>
      <text:p text:style-name="P3"><draw:control text:anchor-type="paragraph" draw:z-index="26" draw:style-name="gr1" draw:text-style-name="P5" svg:width="1.615cm" svg:height="0.5cm" svg:x="11.564cm" svg:y="0.797cm" draw:control="control13"/><draw:rect text:anchor-type="paragraph" draw:z-index="27" draw:style-name="gr5" draw:text-style-name="P7" svg:width="2.985cm" svg:height="0.5cm" svg:x="8.5cm" svg:y="0.797cm"><text:p text:style-name="P6"><text:span text:style-name="T3">Data do Vencimento:</text:span></text:p></draw:rect><draw:rect text:anchor-type="paragraph" draw:z-index="29" draw:style-name="gr5" draw:text-style-name="P7" svg:width="1.054cm" svg:height="0.5cm" svg:x="4.822cm" svg:y="0.797cm"><text:p text:style-name="P6"><text:span text:style-name="T3">Valor:</text:span></text:p></draw:rect></text:p>
      <text:p text:style-name="P3"><draw:control text:anchor-type="paragraph" draw:z-index="28" draw:style-name="gr1" draw:text-style-name="P5" svg:width="2.001cm" svg:height="0.5cm" svg:x="5.74cm" svg:y="0.31cm" draw:control="control14"/><draw:line text:anchor-type="paragraph" draw:z-index="19" draw:style-name="gr3" draw:text-style-name="P6" svg:x1="0.346cm" svg:y1="-0.032cm" svg:x2="17.74cm" svg:y2="-0.032cm"><text:p/></draw:line></text:p>
      <text:p text:style-name="P3"><draw:line text:anchor-type="paragraph" draw:z-index="25" draw:style-name="gr3" draw:text-style-name="P6" svg:x1="0.346cm" svg:y1="0.63cm" svg:x2="17.74cm" svg:y2="0.63cm"><text:p/></draw:line><draw:rect text:anchor-type="paragraph" draw:z-index="30" draw:style-name="gr6" draw:text-style-name="P8" svg:width="17.34cm" svg:height="0.5cm" svg:x="0.346cm" svg:y="0.656cm"><text:p text:style-name="P6"><text:span text:style-name="T4">Reservado para Autenticação Mecânica</text:span></text:p></draw:rect></text:p>
      <text:p text:style-name="P3"/>
      <text:p text:style-name="P3"/>
      <text:p text:style-name="P3"/>
      <text:p text:style-name="P3"><draw:line text:anchor-type="paragraph" draw:z-index="31" draw:style-name="gr7" draw:text-style-name="P6" svg:x1="0.346cm" svg:y1="1.095cm" svg:x2="17.74cm" svg:y2="1.095cm"><text:p/></draw:line><draw:rect text:anchor-type="paragraph" draw:z-index="32" draw:style-name="gr8" draw:text-style-name="P8" svg:width="17.34cm" svg:height="0.5cm" svg:x="0.346cm" svg:y="1.148cm"><text:p text:style-name="P6"><text:span text:style-name="T4">Corte na Linha Pontilhada</text:span></text:p></draw:rect></text:p>
      <text:p text:style-name="P3"><draw:control text:anchor-type="paragraph" draw:z-index="33" draw:style-name="gr2" draw:text-style-name="P9" svg:width="10.891cm" svg:height="0.5cm" svg:x="3.556cm" svg:y="1.371cm" draw:control="control15"/></text:p>
      <text:p text:style-name="P3"><draw:control text:anchor-type="paragraph" draw:z-index="3" draw:style-name="gr2" draw:text-style-name="P4" svg:width="10.891cm" svg:height="1.301cm" svg:x="3.556cm" svg:y="1.51cm" draw:control="control4"/></text:p>
      <text:p text:style-name="P3"/>
      <text:p text:style-name="P3"/>
      <text:p text:style-name="P3"/>
      <text:p text:style-name="P3"><draw:control text:anchor-type="paragraph" draw:z-index="34" draw:style-name="gr1" draw:text-style-name="P5" svg:width="1.615cm" svg:height="0.5cm" svg:x="11.564cm" svg:y="1.42cm" draw:control="control16"/><draw:rect text:anchor-type="paragraph" draw:z-index="35" draw:style-name="gr5" draw:text-style-name="P7" svg:width="2.985cm" svg:height="0.5cm" svg:x="8.5cm" svg:y="1.42cm"><text:p text:style-name="P6"><text:span text:style-name="T3">Data do Vencimento:</text:span></text:p></draw:rect><draw:control text:anchor-type="paragraph" draw:z-index="36" draw:style-name="gr1" draw:text-style-name="P5" svg:width="2.001cm" svg:height="0.5cm" svg:x="5.74cm" svg:y="1.42cm" draw:control="control17"/><draw:rect text:anchor-type="paragraph" draw:z-index="37" draw:style-name="gr5" draw:text-style-name="P7" svg:width="1.054cm" svg:height="0.5cm" svg:x="4.822cm" svg:y="1.42cm"><text:p text:style-name="P6"><text:span text:style-name="T3">Valor:</text:span></text:p></draw:rect><draw:line text:anchor-type="paragraph" draw:z-index="38" draw:style-name="gr3" draw:text-style-name="P6" svg:x1="0.346cm" svg:y1="1.08cm" svg:x2="17.74cm" svg:y2="1.08cm"><text:p/></draw:line></text:p>
      <text:p text:style-name="P3"/>
      <text:p text:style-name="P3"><draw:line text:anchor-type="paragraph" draw:z-index="39" draw:style-name="gr3" draw:text-style-name="P6" svg:x1="0.319cm" svg:y1="1.222cm" svg:x2="17.713cm" svg:y2="1.222cm"><text:p/></draw:line></text:p>
      <text:p text:style-name="P3"><draw:rect text:anchor-type="paragraph" draw:z-index="40" draw:style-name="gr6" draw:text-style-name="P8" svg:width="17.467cm" svg:height="0.5cm" svg:x="0.319cm" svg:y="0.788cm"><text:p text:style-name="P6"><text:span text:style-name="T4">Reservado para Autenticação Mecânica</text:span></text:p></draw:rect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666666" fo:font-size="7pt" style:font-size-asian="7pt" style:font-size-complex="7pt"/>
    </style:style>
    <style:style style:name="MP2" style:family="paragraph" style:parent-style-name="Footer">
      <style:paragraph-properties fo:text-align="end" style:justify-single-word="false"/>
      <style:text-properties fo:color="#666666" style:font-name="Arial" fo:font-size="7pt" style:font-size-asian="7pt" style:font-size-complex="7pt"/>
    </style:style>
    <style:style style:name="MT1" style:family="text">
      <style:text-properties style:font-name="Arial"/>
    </style:style>
    <style:style style:name="MT2" style:family="text">
      <style:text-properties style:font-name="Arial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1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uia gerada por </text:span><text:span text:style-name="MT2">Bopepo</text:span><text:span text:style-name="MT1"> - http://jrimum.nordestefomento.com.br/bopepo/</text:span></text:p>
        <text:p text:style-name="MP2">Grupo JRimum – Natal-RN – Java – Software Liv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meta:initial-creator>Misael Queiroz</meta:initial-creator>
    <meta:creation-date>2008-01-18T19:37:11</meta:creation-date>
    <dc:creator>Misael Queiroz</dc:creator>
    <dc:date>2010-05-31T12:20:11.57</dc:date>
    <meta:editing-cycles>164</meta:editing-cycles>
    <meta:editing-duration>PT11H44M34S</meta:editing-duration>
    <meta:printed-by>Misael Queiroz</meta:printed-by>
    <meta:print-date>2010-05-31T11:26:58.03</meta:print-date>
    <meta:document-statistic meta:table-count="0" meta:image-count="0" meta:object-count="0" meta:page-count="1" meta:paragraph-count="2" meta:word-count="15" meta:character-count="116"/>
    <meta:user-defined meta:name="Info 1"/>
    <meta:user-defined meta:name="Info 2"/>
    <meta:user-defined meta:name="Info 3"/>
    <meta:user-defined meta:name="Info 4"/>
  </office:meta>
</office:document-meta>
</file>